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5165" officeooo:paragraph-rsid="00125165"/>
    </style:style>
    <style:style style:name="P2" style:family="paragraph" style:parent-style-name="Standard">
      <style:text-properties officeooo:rsid="00141650" officeooo:paragraph-rsid="00141650"/>
    </style:style>
    <style:style style:name="P3" style:family="paragraph" style:parent-style-name="Standard">
      <style:text-properties officeooo:paragraph-rsid="00141650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2d6a4"/>
    </style:style>
    <style:style style:name="T2" style:family="text">
      <style:text-properties officeooo:rsid="0014165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387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637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888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5.13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6.389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64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89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0.141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1.39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64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e Spring Boot → </text:p>
      <text:p text:style-name="P1"><text:tab/>Desvenvolvimento de uma API Rest</text:p>
      <text:p text:style-name="P1"><text:tab/>CRUD (Create, Read, Update e Delete)</text:p>
      <text:p text:style-name="P1"><text:tab/>Validações</text:p>
      <text:p text:style-name="P1"><text:tab/>Paginação e ordenação</text:p>
      <text:p text:style-name="P1"/>
      <text:p text:style-name="P1">----------------------------------------------------------------------------------------------------------------------------</text:p>
      <text:p text:style-name="P1"/>
      <text:p text:style-name="P1">Tecnologias →</text:p>
      <text:p text:style-name="P1"><text:tab/>Spring Boot 3</text:p>
      <text:p text:style-name="P1"><text:tab/><text:span text:style-name="T1">Java 17</text:span></text:p>
      <text:p text:style-name="P1"><text:tab/><text:span text:style-name="T1">Lombok</text:span></text:p>
      <text:p text:style-name="P1"><text:tab/><text:span text:style-name="T1">MySQL/Flyway</text:span></text:p>
      <text:p text:style-name="P1"><text:tab/><text:span text:style-name="T1">JPA/Hibernate</text:span></text:p>
      <text:p text:style-name="P1"><text:tab/><text:span text:style-name="T1">Maven</text:span></text:p>
      <text:p text:style-name="P1"><text:tab/><text:span text:style-name="T1">Insomnia</text:span></text:p>
      <text:p text:style-name="P1"/>
      <text:p text:style-name="P1">----------------------------------------------------------------------------------------------------------------------------</text:p>
      <text:p text:style-name="P1"/>
      <text:p text:style-name="P2">Json → </text:p>
      <text:p text:style-name="P3"><text:span text:style-name="T2"><text:tab/></text:span>JSON (<text:span text:style-name="Emphasis">JavaScript Object Notation</text:span>) é um formato utilizado para representação de informações, <text:tab/>assim como XML e CSV.</text:p>
      <text:p text:style-name="P3"/>
      <text:p text:style-name="Text_20_body"><text:tab/>Uma API precisa receber e devolver informações em algum formato, que representa os recursos <text:tab/>gerenciados por ela. O JSON é um desses formatos possíveis, tendo se popularizado devido a <text:tab/>sua leveza, simplicidade, facilidade de leitura por pessoas e máquinas, bem como seu suporte <text:tab/>pelas diversas linguagens de programação.</text:p>
      <text:p text:style-name="P2"/>
      <text:p text:style-name="P1">----------------------------------------------------------------------------------------------------------------------------</text:p>
      <text:p text:style-name="P1"/>
      <text:p text:style-name="P2">Cors →</text:p>
      <text:p text:style-name="P3"><text:span text:style-name="T2"><text:tab/></text:span>O CORS é um mecanismo utilizado para adicionar cabeçalhos HTTP que informam aos <text:tab/>navegadores para permitir que uma aplicação Web seja executada em uma origem e acesse <text:tab/>recursos de outra origem diferente. Esse tipo de ação é chamada de <text:span text:style-name="Emphasis">requisição cross-origin <text:tab/>HTTP</text:span>. Na prática, então, ele informa aos navegadores se um determinado recurso pode ou não <text:tab/>ser acessado. </text:p>
      <text:p text:style-name="P3"/>
      <text:p text:style-name="P3">----------------------------------------------------------------------------------------------------------------------------</text:p>
      <text:p text:style-name="P1"/>
      <text:p text:style-name="P2">Java Record → </text:p>
      <text:p text:style-name="P3"><text:span text:style-name="T2"><text:tab/></text:span>Lançado oficialmente no Java 16, mas disponível desde o Java 14 de maneira experimental, o <text:tab/><text:span text:style-name="Strong_20_Emphasis">Record</text:span> é um recurso que permite representar uma classe imutável, contendo apenas atributos, <text:tab/>construtor e métodos de leitura, de uma maneira muito simples e enxuta.</text:p>
      <text:p text:style-name="Text_20_body"><text:tab/>Esse tipo de classe se encaixa perfeitamente para representar classes DTO, já que seu objetivo é <text:tab/>apenas representar dados que serão recebidos ou devolvidos pela API, sem nenhum tipo de <text:tab/>comportamento.</text:p>
      <text:p text:style-name="P2"/>
      <text:p text:style-name="P1"><text:soft-page-break/>----------------------------------------------------------------------------------------------------------------------------</text:p>
      <text:p text:style-name="P1"/>
      <text:p text:style-name="P2">Repository →</text:p>
      <text:p text:style-name="P3"><text:span text:style-name="T2"><text:tab/></text:span>Um repositório fica entre as regras de negócio e a camada de persistência:</text:p>
      <text:list xml:id="list2488567282" text:style-name="L1">
        <text:list-item>
          <text:p text:style-name="P5">Ele provê uma interface para as regras de negócio onde os objetos são acessados como em uma coleção;</text:p>
        </text:list-item>
        <text:list-item>
          <text:p text:style-name="P4">Ele usa a camada de persistência para gravar e recuperar os dados necessários para persistir e recuperar os objetos de negócio.</text:p>
        </text:list-item>
      </text:list>
      <text:p text:style-name="Text_20_body"><text:tab/>Portanto, é possível até utilizar um ou mais DAOs em um repositório.</text:p>
      <text:p text:style-name="P2"/>
      <text:p text:style-name="P3"><text:span text:style-name="T2"><text:tab/></text:span>O padrão de repositório incentiva um design orientado a domínio, fornecendo uma compreensão <text:tab/>mais fácil do domínio e da estrutura de dados. Além disso, utilizando o repository do Spring não <text:tab/>temos que nos preocupar em utilizar diretamente a API da JPA, bastando apenas criar os <text:tab/>métodos que o Spring cria a implementação em tempo de execução, deixando o código muito <text:tab/>mais simples, menor e legív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7:10:36.329799567</meta:creation-date>
    <dc:date>2023-01-11T19:24:50.345715643</dc:date>
    <meta:editing-duration>PT8H23M13S</meta:editing-duration>
    <meta:editing-cycles>1</meta:editing-cycles>
    <meta:document-statistic meta:table-count="0" meta:image-count="0" meta:object-count="0" meta:page-count="2" meta:paragraph-count="32" meta:word-count="371" meta:character-count="2903" meta:non-whitespace-character-count="2527"/>
    <meta:generator>LibreOffice/7.3.7.2$Linux_X86_64 LibreOffice_project/30$Build-2</meta:generator>
  </office:meta>
</office:document-meta>
</file>